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Title">Appendix I</text:h>
      <text:list text:style-name="L1">
        <text:list-item>
          <text:p text:style-name="P1">"About the author"</text:p>
        </text:list-item>
        <text:list-item>
          <text:p text:style-name="P1">"<text:span text:style-name="T1">abstract</text:span>"</text:p>
        </text:list-item>
        <text:list-item>
          <text:p text:style-name="P1">"Hardware"</text:p>
        </text:list-item>
        <text:list-item>
          <text:p text:style-name="P1">"I want to say"</text:p>
        </text:list-item>
        <text:list-item>
          <text:p text:style-name="P1">"Notes"</text:p>
        </text:list-item>
        <text:list-item>
          <text:p text:style-name="P1">"Paul"</text:p>
        </text:list-item>
        <text:list-item>
          <text:p text:style-name="P1">"Punch"</text:p>
        </text:list-item>
        <text:list-item>
          <text:p text:style-name="P1">"Sapling"</text:p>
        </text:list-item>
        <text:list-item>
          <text:p text:style-name="P1">"Shed"</text:p>
        </text:list-item>
        <text:list-item>
          <text:p text:style-name="P1">"Toothpaste"</text:p>
        </text:list-item>
        <text:list-item>
          <text:p text:style-name="P1">"Walking in the rain"</text:p>
        </text:list-item>
        <text:list-item>
          <text:p text:style-name="P1">"Words and their irritable reaching"</text:p>
        </text:list-item>
        <text:list-item>
          <text:p text:style-name="P1">"Writing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endix I</dc:title>
  </office:meta>
</office:document-meta>
</file>